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87d3"/>
    </style:style>
    <style:style style:name="P2" style:family="paragraph" style:parent-style-name="Preformatted_20_Text">
      <style:text-properties officeooo:paragraph-rsid="001ea307"/>
    </style:style>
    <style:style style:name="P3" style:family="paragraph" style:parent-style-name="Preformatted_20_Text">
      <style:text-properties officeooo:paragraph-rsid="002353a2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6" style:family="paragraph" style:parent-style-name="Standard">
      <style:text-properties style:font-name="Liberation Sans" officeooo:rsid="0003f34b" officeooo:paragraph-rsid="0003f34b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9" style:family="paragraph" style:parent-style-name="Standard" style:list-style-name="L1">
      <style:text-properties style:font-name="Liberation Sans" officeooo:rsid="00048795" officeooo:paragraph-rsid="00048795"/>
    </style:style>
    <style:style style:name="P10" style:family="paragraph" style:parent-style-name="Standard">
      <style:text-properties style:font-name="Liberation Sans" officeooo:rsid="00048795" officeooo:paragraph-rsid="00048795"/>
    </style:style>
    <style:style style:name="P11" style:family="paragraph" style:parent-style-name="Standard" style:list-style-name="L1">
      <style:text-properties style:font-name="Liberation Sans" officeooo:rsid="0011b417" officeooo:paragraph-rsid="0011b417"/>
    </style:style>
    <style:style style:name="P12" style:family="paragraph" style:parent-style-name="Standard" style:list-style-name="L1">
      <style:text-properties style:font-name="Liberation Sans" officeooo:rsid="00140272" officeooo:paragraph-rsid="00140272"/>
    </style:style>
    <style:style style:name="P13" style:family="paragraph" style:parent-style-name="Standard" style:list-style-name="L1">
      <style:text-properties style:font-name="Liberation Sans" officeooo:paragraph-rsid="00048795"/>
    </style:style>
    <style:style style:name="P14" style:family="paragraph" style:parent-style-name="Standard" style:list-style-name="L1">
      <style:text-properties style:font-name="Liberation Sans" officeooo:paragraph-rsid="000b87b1"/>
    </style:style>
    <style:style style:name="P15" style:family="paragraph" style:parent-style-name="Standard" style:list-style-name="L2">
      <style:text-properties style:font-name="Liberation Sans" officeooo:rsid="0066d092" officeooo:paragraph-rsid="0066d092"/>
    </style:style>
    <style:style style:name="P16" style:family="paragraph" style:parent-style-name="Standard" style:list-style-name="L2">
      <style:text-properties style:font-name="Liberation Sans" officeooo:paragraph-rsid="00686ec5"/>
    </style:style>
    <style:style style:name="P17" style:family="paragraph" style:parent-style-name="Standard" style:list-style-name="L2">
      <style:text-properties style:font-name="Liberation Sans" officeooo:paragraph-rsid="0069be6d"/>
    </style:style>
    <style:style style:name="P18" style:family="paragraph" style:parent-style-name="Standard" style:list-style-name="L2">
      <style:text-properties style:font-name="Liberation Sans" officeooo:rsid="0069be6d" officeooo:paragraph-rsid="0072dd37"/>
    </style:style>
    <style:style style:name="P19" style:family="paragraph" style:parent-style-name="Standard" style:list-style-name="L4">
      <style:text-properties style:font-name="Liberation Sans" officeooo:paragraph-rsid="004608d4"/>
    </style:style>
    <style:style style:name="P20" style:family="paragraph" style:parent-style-name="Standard" style:list-style-name="L5">
      <style:text-properties style:font-name="Liberation Sans" officeooo:rsid="00152a10" officeooo:paragraph-rsid="00152a10"/>
    </style:style>
    <style:style style:name="P21" style:family="paragraph" style:parent-style-name="Standard" style:list-style-name="L5">
      <style:text-properties style:font-name="Liberation Sans" officeooo:rsid="004ec6c4" officeooo:paragraph-rsid="004ec6c4"/>
    </style:style>
    <style:style style:name="P22" style:family="paragraph" style:parent-style-name="Standard" style:list-style-name="L5">
      <style:text-properties style:font-name="Liberation Sans" officeooo:rsid="0015358c" officeooo:paragraph-rsid="0015358c"/>
    </style:style>
    <style:style style:name="P23" style:family="paragraph" style:parent-style-name="Standard" style:list-style-name="L5">
      <style:text-properties style:font-name="Liberation Sans" officeooo:paragraph-rsid="00196792"/>
    </style:style>
    <style:style style:name="P24" style:family="paragraph" style:parent-style-name="Standard" style:list-style-name="L5">
      <style:text-properties style:font-name="Liberation Sans" officeooo:paragraph-rsid="0015f8f4"/>
    </style:style>
    <style:style style:name="P25" style:family="paragraph" style:parent-style-name="Standard" style:list-style-name="L5">
      <style:text-properties style:font-name="Liberation Sans" officeooo:paragraph-rsid="00187fe9"/>
    </style:style>
    <style:style style:name="P26" style:family="paragraph" style:parent-style-name="Standard" style:list-style-name="L5">
      <style:text-properties style:font-name="Liberation Sans" officeooo:paragraph-rsid="005d475d"/>
    </style:style>
    <style:style style:name="P27" style:family="paragraph" style:parent-style-name="Standard" style:list-style-name="L5">
      <style:text-properties style:font-name="Liberation Sans" officeooo:paragraph-rsid="00168e8a"/>
    </style:style>
    <style:style style:name="P28" style:family="paragraph" style:parent-style-name="Standard" style:list-style-name="L5">
      <style:text-properties style:font-name="Liberation Sans" officeooo:rsid="0015f8f4" officeooo:paragraph-rsid="0015f8f4"/>
    </style:style>
    <style:style style:name="P29" style:family="paragraph" style:parent-style-name="Standard" style:list-style-name="L5">
      <style:text-properties style:font-name="Liberation Sans" officeooo:rsid="00168e8a" officeooo:paragraph-rsid="00168e8a"/>
    </style:style>
    <style:style style:name="P30" style:family="paragraph" style:parent-style-name="Standard" style:list-style-name="L5">
      <style:text-properties style:font-name="Liberation Sans" officeooo:rsid="0018f4d9" officeooo:paragraph-rsid="0018f4d9"/>
    </style:style>
    <style:style style:name="P31" style:family="paragraph" style:parent-style-name="Standard" style:list-style-name="L5">
      <style:text-properties style:font-name="Liberation Sans" officeooo:rsid="004d56e5" officeooo:paragraph-rsid="004d56e5"/>
    </style:style>
    <style:style style:name="P32" style:family="paragraph" style:parent-style-name="Standard">
      <style:text-properties style:font-name="Liberation Sans" officeooo:rsid="00177abc" officeooo:paragraph-rsid="00168e8a"/>
    </style:style>
    <style:style style:name="P33" style:family="paragraph" style:parent-style-name="Standard">
      <style:text-properties style:font-name="Liberation Sans" officeooo:rsid="001d87d3" officeooo:paragraph-rsid="001d87d3"/>
    </style:style>
    <style:style style:name="P34" style:family="paragraph" style:parent-style-name="Standard">
      <style:text-properties style:font-name="Liberation Sans" officeooo:rsid="002464a8" officeooo:paragraph-rsid="002464a8"/>
    </style:style>
    <style:style style:name="P35" style:family="paragraph" style:parent-style-name="Standard">
      <style:text-properties style:font-name="Liberation Sans" officeooo:rsid="001ea307" officeooo:paragraph-rsid="001ea307"/>
    </style:style>
    <style:style style:name="P36" style:family="paragraph" style:parent-style-name="Standard">
      <style:text-properties style:font-name="Liberation Sans" officeooo:rsid="002353a2" officeooo:paragraph-rsid="002353a2"/>
    </style:style>
    <style:style style:name="P37" style:family="paragraph" style:parent-style-name="Standard">
      <style:text-properties style:font-name="Liberation Sans" officeooo:rsid="00200065" officeooo:paragraph-rsid="00200065"/>
    </style:style>
    <style:style style:name="P38" style:family="paragraph" style:parent-style-name="Standard">
      <style:text-properties style:font-name="Liberation Sans" officeooo:paragraph-rsid="001ea307"/>
    </style:style>
    <style:style style:name="P39" style:family="paragraph" style:parent-style-name="Text_20_body">
      <style:text-properties style:font-name="Liberation Sans" officeooo:rsid="002a6031" officeooo:paragraph-rsid="002a6031"/>
    </style:style>
    <style:style style:name="P40" style:family="paragraph" style:parent-style-name="Text_20_body" style:list-style-name="L3">
      <style:text-properties style:font-name="Liberation Sans" officeooo:rsid="002d9006" officeooo:paragraph-rsid="002d9006"/>
    </style:style>
    <style:style style:name="P41" style:family="paragraph" style:parent-style-name="Text_20_body" style:list-style-name="L3">
      <style:text-properties style:font-name="Liberation Sans" officeooo:paragraph-rsid="002d9006"/>
    </style:style>
    <style:style style:name="P42" style:family="paragraph" style:parent-style-name="Text_20_body" style:list-style-name="L3">
      <style:text-properties style:font-name="Liberation Sans" officeooo:paragraph-rsid="002f10d9"/>
    </style:style>
    <style:style style:name="P43" style:family="paragraph" style:parent-style-name="Text_20_body" style:list-style-name="L3">
      <style:text-properties style:font-name="Liberation Sans" officeooo:paragraph-rsid="00650a4c"/>
    </style:style>
    <style:style style:name="P44" style:family="paragraph" style:parent-style-name="Text_20_body" style:list-style-name="L3">
      <style:text-properties style:font-name="Liberation Sans" officeooo:paragraph-rsid="00786523"/>
    </style:style>
    <style:style style:name="P45" style:family="paragraph" style:parent-style-name="Text_20_body" style:list-style-name="L3">
      <style:text-properties style:font-name="Liberation Sans" officeooo:paragraph-rsid="007a1b8d"/>
    </style:style>
    <style:style style:name="P46" style:family="paragraph" style:parent-style-name="Text_20_body" style:list-style-name="L3">
      <style:text-properties style:font-name="Liberation Sans" officeooo:rsid="006d212c" officeooo:paragraph-rsid="006d212c"/>
    </style:style>
    <style:style style:name="P47" style:family="paragraph" style:parent-style-name="Text_20_body" style:list-style-name="L4">
      <style:text-properties style:font-name="Liberation Sans" officeooo:paragraph-rsid="00503325"/>
    </style:style>
    <style:style style:name="P48" style:family="paragraph" style:parent-style-name="Text_20_body" style:list-style-name="L4">
      <style:text-properties style:font-name="Liberation Sans" officeooo:paragraph-rsid="0050e16e"/>
    </style:style>
    <style:style style:name="P49" style:family="paragraph" style:parent-style-name="Text_20_body" style:list-style-name="L4">
      <style:text-properties style:font-name="Liberation Sans" officeooo:paragraph-rsid="005287a7"/>
    </style:style>
    <style:style style:name="P50" style:family="paragraph" style:parent-style-name="Text_20_body">
      <style:text-properties style:font-name="Liberation Sans" officeooo:rsid="00578330" officeooo:paragraph-rsid="005287a7"/>
    </style:style>
    <style:style style:name="P51" style:family="paragraph" style:parent-style-name="Text_20_body">
      <style:text-properties style:font-name="Liberation Sans" officeooo:rsid="006c5830" officeooo:paragraph-rsid="006c5830"/>
    </style:style>
    <style:style style:name="P52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53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54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55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56" style:family="paragraph" style:parent-style-name="Heading_20_2">
      <style:text-properties style:font-name="Liberation Sans" officeooo:rsid="000ac111"/>
    </style:style>
    <style:style style:name="P57" style:family="paragraph" style:parent-style-name="Heading_20_2">
      <style:text-properties style:font-name="Liberation Sans" officeooo:rsid="001d87d3" officeooo:paragraph-rsid="001d87d3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d87d3"/>
    </style:style>
    <style:style style:name="T12" style:family="text">
      <style:text-properties officeooo:rsid="001ea307"/>
    </style:style>
    <style:style style:name="T13" style:family="text">
      <style:text-properties officeooo:rsid="00230998"/>
    </style:style>
    <style:style style:name="T14" style:family="text">
      <style:text-properties officeooo:rsid="002353a2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1d87d3"/>
    </style:style>
    <style:style style:name="T17" style:family="text">
      <style:text-properties style:font-name="Liberation Serif" officeooo:rsid="002353a2"/>
    </style:style>
    <style:style style:name="T18" style:family="text">
      <style:text-properties style:font-name="Liberation Serif" officeooo:rsid="0025a2dc"/>
    </style:style>
    <style:style style:name="T19" style:family="text">
      <style:text-properties style:font-name="Liberation Serif" officeooo:rsid="001ea307"/>
    </style:style>
    <style:style style:name="T20" style:family="text">
      <style:text-properties style:font-name="Liberation Serif" officeooo:rsid="00272d1b"/>
    </style:style>
    <style:style style:name="T21" style:family="text">
      <style:text-properties style:font-name="Liberation Serif" officeooo:rsid="0028a870"/>
    </style:style>
    <style:style style:name="T22" style:family="text">
      <style:text-properties style:font-name="Liberation Serif" officeooo:rsid="00377f65"/>
    </style:style>
    <style:style style:name="T23" style:family="text">
      <style:text-properties style:font-name="Liberation Serif" officeooo:rsid="00428401"/>
    </style:style>
    <style:style style:name="T24" style:family="text">
      <style:text-properties style:font-name="Liberation Serif" officeooo:rsid="005af068"/>
    </style:style>
    <style:style style:name="T25" style:family="text">
      <style:text-properties style:font-name="Liberation Serif" officeooo:rsid="0040a250"/>
    </style:style>
    <style:style style:name="T26" style:family="text">
      <style:text-properties style:font-name="Liberation Serif" officeooo:rsid="00650a4c"/>
    </style:style>
    <style:style style:name="T27" style:family="text">
      <style:text-properties style:font-name="Liberation Serif" officeooo:rsid="00686ec5"/>
    </style:style>
    <style:style style:name="T28" style:family="text">
      <style:text-properties style:font-name="Liberation Serif" officeooo:rsid="0069be6d"/>
    </style:style>
    <style:style style:name="T29" style:family="text">
      <style:text-properties style:font-name="Liberation Serif" officeooo:rsid="006d746f"/>
    </style:style>
    <style:style style:name="T30" style:family="text">
      <style:text-properties style:font-name="Liberation Serif" officeooo:rsid="00710ee8"/>
    </style:style>
    <style:style style:name="T31" style:family="text">
      <style:text-properties officeooo:rsid="002d9006"/>
    </style:style>
    <style:style style:name="T32" style:family="text">
      <style:text-properties officeooo:rsid="0034703a"/>
    </style:style>
    <style:style style:name="T33" style:family="text">
      <style:text-properties officeooo:rsid="003661e8"/>
    </style:style>
    <style:style style:name="T34" style:family="text">
      <style:text-properties officeooo:rsid="004608d4"/>
    </style:style>
    <style:style style:name="T35" style:family="text">
      <style:text-properties officeooo:rsid="004b8172"/>
    </style:style>
    <style:style style:name="T36" style:family="text">
      <style:text-properties officeooo:rsid="00503325"/>
    </style:style>
    <style:style style:name="T37" style:family="text">
      <style:text-properties officeooo:rsid="0050dc11"/>
    </style:style>
    <style:style style:name="T38" style:family="text">
      <style:text-properties officeooo:rsid="0050e16e"/>
    </style:style>
    <style:style style:name="T39" style:family="text">
      <style:text-properties officeooo:rsid="005287a7"/>
    </style:style>
    <style:style style:name="T40" style:family="text">
      <style:text-properties officeooo:rsid="0053809e"/>
    </style:style>
    <style:style style:name="T41" style:family="text">
      <style:text-properties officeooo:rsid="00551b56"/>
    </style:style>
    <style:style style:name="T42" style:family="text">
      <style:text-properties officeooo:rsid="00560301"/>
    </style:style>
    <style:style style:name="T43" style:family="text">
      <style:text-properties officeooo:rsid="00578330"/>
    </style:style>
    <style:style style:name="T44" style:family="text">
      <style:text-properties officeooo:rsid="00594a82"/>
    </style:style>
    <style:style style:name="T45" style:family="text">
      <style:text-properties officeooo:rsid="005ce803"/>
    </style:style>
    <style:style style:name="T46" style:family="text">
      <style:text-properties officeooo:rsid="005d475d"/>
    </style:style>
    <style:style style:name="T47" style:family="text">
      <style:text-properties officeooo:rsid="005f004e"/>
    </style:style>
    <style:style style:name="T48" style:family="text">
      <style:text-properties officeooo:rsid="0060bbbb"/>
    </style:style>
    <style:style style:name="T49" style:family="text">
      <style:text-properties style:text-underline-style="none" officeooo:rsid="00503325"/>
    </style:style>
    <style:style style:name="T50" style:family="text">
      <style:text-properties style:text-underline-style="none" officeooo:rsid="0050e16e"/>
    </style:style>
    <style:style style:name="T51" style:family="text">
      <style:text-properties style:text-underline-style="none" officeooo:rsid="005287a7"/>
    </style:style>
    <style:style style:name="T52" style:family="text">
      <style:text-properties style:text-underline-style="none" officeooo:rsid="005c05eb"/>
    </style:style>
    <style:style style:name="T53" style:family="text">
      <style:text-properties style:text-underline-style="none" officeooo:rsid="006c05af"/>
    </style:style>
    <style:style style:name="T54" style:family="text">
      <style:text-properties officeooo:rsid="006d212c"/>
    </style:style>
    <style:style style:name="T55" style:family="text">
      <style:text-properties officeooo:rsid="006e79ec"/>
    </style:style>
    <style:style style:name="T56" style:family="text">
      <style:text-properties officeooo:rsid="006f8d8c"/>
    </style:style>
    <style:style style:name="T57" style:family="text">
      <style:text-properties officeooo:rsid="00710ee8"/>
    </style:style>
    <style:style style:name="T58" style:family="text">
      <style:text-properties officeooo:rsid="00686ec5"/>
    </style:style>
    <style:style style:name="T59" style:family="text">
      <style:text-properties officeooo:rsid="006d746f"/>
    </style:style>
    <style:style style:name="T60" style:family="text">
      <style:text-properties officeooo:rsid="0069be6d"/>
    </style:style>
    <style:style style:name="T61" style:family="text">
      <style:text-properties officeooo:rsid="00428401"/>
    </style:style>
    <style:style style:name="T62" style:family="text">
      <style:text-properties officeooo:rsid="005af068"/>
    </style:style>
    <style:style style:name="T63" style:family="text">
      <style:text-properties officeooo:rsid="00650a4c"/>
    </style:style>
    <style:style style:name="T64" style:family="text">
      <style:text-properties officeooo:rsid="00377f65"/>
    </style:style>
    <style:style style:name="T65" style:family="text">
      <style:text-properties officeooo:rsid="0040a250"/>
    </style:style>
    <style:style style:name="T66" style:family="text">
      <style:text-properties officeooo:rsid="0025a2dc"/>
    </style:style>
    <style:style style:name="T67" style:family="text">
      <style:text-properties officeooo:rsid="00272d1b"/>
    </style:style>
    <style:style style:name="T68" style:family="text">
      <style:text-properties officeooo:rsid="0028a870"/>
    </style:style>
    <style:style style:name="T69" style:family="text">
      <style:text-properties style:font-name="Liberation Sans"/>
    </style:style>
    <style:style style:name="T70" style:family="text">
      <style:text-properties style:font-name="Liberation Sans" officeooo:rsid="001d87d3"/>
    </style:style>
    <style:style style:name="T71" style:family="text">
      <style:text-properties style:font-name="Liberation Sans" officeooo:rsid="002353a2"/>
    </style:style>
    <style:style style:name="T72" style:family="text">
      <style:text-properties style:font-name="Liberation Sans" officeooo:rsid="0025a2dc"/>
    </style:style>
    <style:style style:name="T73" style:family="text">
      <style:text-properties style:font-name="Liberation Sans" officeooo:rsid="001ea307"/>
    </style:style>
    <style:style style:name="T74" style:family="text">
      <style:text-properties style:font-name="Liberation Sans" officeooo:rsid="00710ee8"/>
    </style:style>
    <style:style style:name="T75" style:family="text">
      <style:text-properties style:font-name="Liberation Sans" officeooo:rsid="00272d1b"/>
    </style:style>
    <style:style style:name="T76" style:family="text">
      <style:text-properties style:font-name="Liberation Sans" officeooo:rsid="0028a870"/>
    </style:style>
    <style:style style:name="T77" style:family="text">
      <style:text-properties officeooo:rsid="0072dd37"/>
    </style:style>
    <style:style style:name="T78" style:family="text">
      <style:text-properties officeooo:rsid="00747d30"/>
    </style:style>
    <style:style style:name="T79" style:family="text">
      <style:text-properties officeooo:rsid="007677d2"/>
    </style:style>
    <style:style style:name="T80" style:family="text">
      <style:text-properties officeooo:rsid="00786523"/>
    </style:style>
    <style:style style:name="T81" style:family="text">
      <style:text-properties officeooo:rsid="007a1b8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NGS Analysis Pipeline Framework Specifications</text:h>
      <text:p text:style-name="P4"/>
      <text:list xml:id="list1475558854" text:style-name="L1">
        <text:list-item>
          <text:p text:style-name="P5">Transparency – Able to see and edit what goes on in the data processing pipeline</text:p>
        </text:list-item>
        <text:list-item>
          <text:p text:style-name="P7">Easily modifiable for user's needs</text:p>
        </text:list-item>
        <text:list-item>
          <text:p text:style-name="P8">Run modes</text:p>
          <text:list>
            <text:list-item>
              <text:p text:style-name="P8">Single node – define max number of threads/processes to use</text:p>
            </text:list-item>
            <text:list-item>
              <text:p text:style-name="P9">Cluster – SGE</text:p>
            </text:list-item>
            <text:list-item>
              <text:p text:style-name="P9">Define max memory</text:p>
            </text:list-item>
            <text:list-item>
              <text:p text:style-name="P11">Simulation runs?</text:p>
            </text:list-item>
            <text:list-item>
              <text:p text:style-name="P12">Output run status</text:p>
            </text:list-item>
          </text:list>
        </text:list-item>
        <text:list-item>
          <text:p text:style-name="P13"><text:span text:style-name="T1">Option for samtools </text:span><text:span text:style-name="T48">(bamtools?)</text:span><text:span text:style-name="T1"> instead of picard</text:span></text:p>
        </text:list-item>
        <text:list-item>
          <text:p text:style-name="P9">Record benchmarking data for each step</text:p>
          <text:list>
            <text:list-item>
              <text:p text:style-name="P9">reads, sequences</text:p>
            </text:list-item>
            <text:list-item>
              <text:p text:style-name="P9">time</text:p>
            </text:list-item>
            <text:list-item>
              <text:p text:style-name="P9">file sizes</text:p>
            </text:list-item>
            <text:list-item>
              <text:p text:style-name="P9">memory use</text:p>
            </text:list-item>
          </text:list>
        </text:list-item>
        <text:list-item>
          <text:p text:style-name="P14"><text:span text:style-name="T2">Generate QC </text:span><text:span text:style-name="T3">and results reports</text:span></text:p>
        </text:list-item>
      </text:list>
      <text:p text:style-name="P10"/>
      <text:h text:style-name="P56" text:outline-level="2">User Workflow</text:h>
      <text:p text:style-name="P6"><draw:frame draw:style-name="fr1" draw:name="Object1" text:anchor-type="paragraph" svg:x="-0.0193in" svg:y="0.0362in" svg:width="7.511in" svg:height="1.7819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1988725208" text:style-name="L2">
        <text:list-item>
          <text:p text:style-name="P15">Check out git repo</text:p>
        </text:list-item>
        <text:list-item>
          <text:p text:style-name="P16"><text:span text:style-name="T58">Edit </text:span><text:span text:style-name="T59">config.sh</text:span></text:p>
        </text:list-item>
        <text:list-item>
          <text:p text:style-name="P17"><text:span text:style-name="T59">Source </text:span><text:span text:style-name="T60">config.sh</text:span></text:p>
        </text:list-item>
        <text:list-item>
          <text:p text:style-name="P18"><text:span text:style-name="T77">Create symbolic links to fastq files inside data directory</text:span></text:p>
        </text:list-item>
        <text:list-item>
          <text:p text:style-name="P18"><text:span text:style-name="T77"/></text:p>
        </text:list-item>
      </text:list>
      <text:h text:style-name="P53" text:outline-level="1">Directory Structure</text:h>
      <text:p text:style-name="P39"/>
      <text:list xml:id="list539000091" text:style-name="L3">
        <text:list-item>
          <text:p text:style-name="P40">Ngs-analysis</text:p>
          <text:list>
            <text:list-item>
              <text:p text:style-name="P41"><text:span text:style-name="T31">docs: </text:span><text:span text:style-name="T33"><text:s/>documentation</text:span></text:p>
            </text:list-item>
            <text:list-item>
              <text:p text:style-name="P42"><text:span text:style-name="T54">lib</text:span><text:span text:style-name="T32">: </text:span><text:span text:style-name="T54">library of functions and classes for python, bash, etc</text:span></text:p>
              <text:list>
                <text:list-item>
                  <text:p text:style-name="P46">bash</text:p>
                </text:list-item>
                <text:list-item>
                  <text:p text:style-name="P46">python</text:p>
                </text:list-item>
              </text:list>
            </text:list-item>
            <text:list-item>
              <text:p text:style-name="P43"><text:span text:style-name="T78">modules</text:span><text:span text:style-name="T61">: </text:span><text:span text:style-name="T62">contain scripts used by the pipeline framework, </text:span><text:span text:style-name="T63">also </text:span><text:span text:style-name="T64">for storing</text:span><text:span text:style-name="T65"> </text:span><text:span text:style-name="T64">user-written scripts for each ngs project</text:span></text:p>
              <text:list>
                <text:list-item>
                  <text:p text:style-name="P44"><text:span text:style-name="T80">seq</text:span></text:p>
                </text:list-item>
                <text:list-item>
                  <text:p text:style-name="P44"><text:span text:style-name="T80">align</text:span></text:p>
                </text:list-item>
                <text:list-item>
                  <text:p text:style-name="P44"><text:span text:style-name="T80">variant</text:span></text:p>
                </text:list-item>
                <text:list-item>
                  <text:p text:style-name="P44"><text:span text:style-name="T80">annot</text:span></text:p>
                </text:list-item>
                <text:list-item>
                  <text:p text:style-name="P45"><text:span text:style-name="T81">somatic</text:span></text:p>
                </text:list-item>
              </text:list>
            </text:list-item>
          </text:list>
        </text:list-item>
      </text:list>
      <text:list xml:id="list1996805365" text:style-name="L4">
        <text:list-item>
          <text:list>
            <text:list-item>
              <text:p text:style-name="P19"><text:span text:style-name="T34">configure.sh: </text:span><text:span text:style-name="T44">script for generating the workspace's necessary features, such as the directory structure, </text:span><text:span text:style-name="T45">setting the right paths, etc</text:span></text:p>
            </text:list-item>
            <text:list-item>
              <text:p text:style-name="P47"><text:span text:style-name="T49">*</text:span><text:span text:style-name="T53">d</text:span><text:span text:style-name="T49">ata</text:span><text:span text:style-name="T36">: </text:span><text:span text:style-name="T37">contain all the files generated during the output of the pipeline</text:span></text:p>
            </text:list-item>
            <text:list-item>
              <text:p text:style-name="P48"><text:span text:style-name="T50">*tmp</text:span><text:span text:style-name="T38">: contain intermediate files that are not important, but necessary for the pipeline</text:span></text:p>
            </text:list-item>
            <text:list-item>
              <text:p text:style-name="P49"><text:span text:style-name="T51">*report</text:span><text:span text:style-name="T52">s</text:span><text:span text:style-name="T39">: </text:span><text:span text:style-name="T41">contain </text:span><text:span text:style-name="T40">QC and other </text:span><text:span text:style-name="T41">human-readable </text:span><text:span text:style-name="T42">reports </text:span><text:span text:style-name="T43">for the project</text:span></text:p>
            </text:list-item>
          </text:list>
        </text:list-item>
      </text:list>
      <text:p text:style-name="P50"/>
      <text:p text:style-name="P51">* indicates directories generated by running configure.sh</text:p>
      <text:h text:style-name="P54" text:outline-level="1">Development Steps</text:h>
      <text:list xml:id="list942541359" text:style-name="L5">
        <text:list-header>
          <text:p text:style-name="P20"/>
        </text:list-header>
        <text:list-item>
          <text:p text:style-name="P20">SGE Pipeline</text:p>
          <text:list>
            <text:list-item>
              <text:p text:style-name="P20">Pipeline to go from Fastq to vcf calls</text:p>
            </text:list-item>
            <text:list-item>
              <text:p text:style-name="P21">Documentation of each step in detail</text:p>
            </text:list-item>
          </text:list>
        </text:list-item>
        <text:list-item>
          <text:p text:style-name="P22">QC Reporting tools</text:p>
          <text:list>
            <text:list-item>
              <text:p text:style-name="P23"><text:span text:style-name="T8">Generate </text:span><text:span text:style-name="T9">sequence, alignment </text:span><text:span text:style-name="T8">reports as HTML</text:span></text:p>
            </text:list-item>
          </text:list>
        </text:list-item>
        <text:list-item>
          <text:p text:style-name="P28">Statistics gathering and generating reports</text:p>
          <text:list>
            <text:list-item>
              <text:p text:style-name="P24"><text:span text:style-name="T4">runtime, memory, </text:span><text:span text:style-name="T10">run status</text:span></text:p>
            </text:list-item>
          </text:list>
        </text:list-item>
        <text:list-item>
          <text:p text:style-name="P29">Improvements to SGE Pipeline</text:p>
          <text:list>
            <text:list-item>
              <text:p text:style-name="P25"><text:span text:style-name="T7">Resource usage </text:span><text:span text:style-name="T35">requests</text:span></text:p>
            </text:list-item>
            <text:list-item>
              <text:p text:style-name="P30">Runtime optimization</text:p>
            </text:list-item>
            <text:list-item>
              <text:p text:style-name="P31">Pipeline visualization (dot)</text:p>
            </text:list-item>
            <text:list-item>
              <text:p text:style-name="P26"><text:span text:style-name="T46">Scripts for checking to make sure that all the tools exists </text:span><text:span text:style-name="T47">in the paths defined</text:span></text:p>
            </text:list-item>
          </text:list>
        </text:list-item>
        <text:list-item>
          <text:p text:style-name="P27"><text:span text:style-name="T5">Single node </text:span><text:span text:style-name="T6">run mode</text:span></text:p>
        </text:list-item>
      </text:list>
      <text:p text:style-name="P32"/>
      <text:p text:style-name="P32"/>
      <text:p text:style-name="P32"/>
      <text:h text:style-name="P55" text:outline-level="1">Notes</text:h>
      <text:h text:style-name="P57" text:outline-level="2">GIT</text:h>
      <text:p text:style-name="P33">Clone</text:p>
      <text:p text:style-name="P1"><text:bookmark text:name="checkoutcmd"/><text:span text:style-name="Teletype"><text:span text:style-name="T70">git clone https://jjinking@code.google.com/p/ngs-analysis/</text:span></text:span></text:p>
      <text:p text:style-name="P33"/>
      <text:p text:style-name="P34">Check status</text:p>
      <text:p text:style-name="P34">git status</text:p>
      <text:p text:style-name="P33"/>
      <text:p text:style-name="P35">Add new file/directory</text:p>
      <text:p text:style-name="P35">git add docs</text:p>
      <text:p text:style-name="P35"/>
      <text:p text:style-name="P36">Remove file</text:p>
      <text:p text:style-name="P3"><text:span text:style-name="Source_20_Text"><text:span text:style-name="T71">git rm </text:span></text:span><text:span text:style-name="Source_20_Text"><text:span text:style-name="T72">foo</text:span></text:span></text:p>
      <text:p text:style-name="P35"/>
      <text:p text:style-name="P37">Commit to local repo</text:p>
      <text:p text:style-name="P2"><text:span text:style-name="Source_20_Text"><text:span text:style-name="T73">git commit </text:span></text:span><text:span text:style-name="Source_20_Text"><text:span text:style-name="T74">-a </text:span></text:span><text:span text:style-name="Source_20_Text"><text:span text:style-name="T73">-m '</text:span></text:span><text:span text:style-name="Source_20_Text"><text:span text:style-name="T75">Created docs and removed </text:span></text:span><text:span text:style-name="Source_20_Text"><text:span text:style-name="T76">file </text:span></text:span><text:span text:style-name="Source_20_Text"><text:span text:style-name="T75">foo</text:span></text:span><text:span text:style-name="Source_20_Text"><text:span text:style-name="T73">'</text:span></text:span></text:p>
      <text:p text:style-name="P35"/>
      <text:p text:style-name="P38"><text:span text:style-name="T12">Upload to main git repo </text:span><text:span text:style-name="T13">server</text:span></text:p>
      <text:p text:style-name="P2"><text:span text:style-name="Source_20_Text"><text:span text:style-name="T69">git push origin master</text:span>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3-27T17:24:10</dc:date>
    <dc:creator>Jin </dc:creator>
    <meta:editing-duration>PT121H12M55S</meta:editing-duration>
    <meta:editing-cycles>116</meta:editing-cycles>
    <meta:generator>OpenOffice.org/3.2$Unix OpenOffice.org_project/320m19$Build-9505</meta:generator>
    <meta:document-statistic meta:table-count="0" meta:image-count="0" meta:object-count="1" meta:page-count="4" meta:paragraph-count="66" meta:word-count="350" meta:character-count="20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2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2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2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2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